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2c54" officeooo:paragraph-rsid="00022c54"/>
    </style:style>
    <style:style style:name="P2" style:family="paragraph" style:parent-style-name="Standard">
      <style:text-properties officeooo:rsid="00022c54" officeooo:paragraph-rsid="0003ebd5"/>
    </style:style>
    <style:style style:name="P3" style:family="paragraph" style:parent-style-name="Standard">
      <style:text-properties officeooo:rsid="00022c54" officeooo:paragraph-rsid="00045868"/>
    </style:style>
    <style:style style:name="P4" style:family="paragraph" style:parent-style-name="Standard">
      <style:text-properties officeooo:rsid="00022c54" officeooo:paragraph-rsid="0004ec11"/>
    </style:style>
    <style:style style:name="P5" style:family="paragraph" style:parent-style-name="Standard">
      <style:text-properties officeooo:rsid="00022c54" officeooo:paragraph-rsid="00061415"/>
    </style:style>
    <style:style style:name="P6" style:family="paragraph" style:parent-style-name="Standard">
      <style:text-properties officeooo:rsid="00022c54" officeooo:paragraph-rsid="0007ca42"/>
    </style:style>
    <style:style style:name="P7" style:family="paragraph" style:parent-style-name="Standard">
      <style:text-properties officeooo:rsid="00022c54" officeooo:paragraph-rsid="00098bcd"/>
    </style:style>
    <style:style style:name="P8" style:family="paragraph" style:parent-style-name="Standard">
      <style:text-properties officeooo:rsid="00022c54" officeooo:paragraph-rsid="000b47c2"/>
    </style:style>
    <style:style style:name="P9" style:family="paragraph" style:parent-style-name="Standard">
      <style:text-properties officeooo:rsid="00022c54" officeooo:paragraph-rsid="000cf572"/>
    </style:style>
    <style:style style:name="P10" style:family="paragraph" style:parent-style-name="Standard">
      <style:text-properties officeooo:rsid="00022c54" officeooo:paragraph-rsid="000db429"/>
    </style:style>
    <style:style style:name="P11" style:family="paragraph" style:parent-style-name="Standard">
      <style:text-properties officeooo:rsid="00022c54" officeooo:paragraph-rsid="000f5c91"/>
    </style:style>
    <style:style style:name="P12" style:family="paragraph" style:parent-style-name="Standard">
      <style:text-properties officeooo:rsid="00022c54" officeooo:paragraph-rsid="001070dd"/>
    </style:style>
    <style:style style:name="T1" style:family="text">
      <style:text-properties officeooo:rsid="0003ebd5"/>
    </style:style>
    <style:style style:name="T2" style:family="text">
      <style:text-properties officeooo:rsid="00040f5d"/>
    </style:style>
    <style:style style:name="T3" style:family="text">
      <style:text-properties officeooo:rsid="00045868"/>
    </style:style>
    <style:style style:name="T4" style:family="text">
      <style:text-properties officeooo:rsid="0004ec11"/>
    </style:style>
    <style:style style:name="T5" style:family="text">
      <style:text-properties officeooo:rsid="00061415"/>
    </style:style>
    <style:style style:name="T6" style:family="text">
      <style:text-properties officeooo:rsid="0007ca42"/>
    </style:style>
    <style:style style:name="T7" style:family="text">
      <style:text-properties officeooo:rsid="00098bcd"/>
    </style:style>
    <style:style style:name="T8" style:family="text">
      <style:text-properties officeooo:rsid="000b47c2"/>
    </style:style>
    <style:style style:name="T9" style:family="text">
      <style:text-properties officeooo:rsid="000cf572"/>
    </style:style>
    <style:style style:name="T10" style:family="text">
      <style:text-properties officeooo:rsid="000db429"/>
    </style:style>
    <style:style style:name="T11" style:family="text">
      <style:text-properties officeooo:rsid="000f5c91"/>
    </style:style>
    <style:style style:name="T12" style:family="text">
      <style:text-properties officeooo:rsid="001070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arningRate<text:tab/><text:tab/>Epoke<text:tab/><text:tab/>hidden1<text:tab/>hidden2<text:tab/>hidden3<text:tab/>dropout<text:tab/>Acc</text:p>
      <text:p text:style-name="P1"><text:s text:c="5"/>0.005<text:tab/><text:tab/> 500 <text:s/><text:tab/><text:tab/> <text:s text:c="2"/>300<text:tab/><text:tab/> <text:s text:c="2"/>250<text:tab/><text:tab/> <text:s text:c="2"/>200<text:tab/><text:tab/> <text:s text:c="2"/>0.7<text:tab/><text:tab/>97.1</text:p>
      <text:p text:style-name="P1"><text:s text:c="5"/>0.005<text:tab/><text:tab/> 300 <text:s/><text:tab/><text:tab/> <text:s text:c="2"/>300<text:tab/><text:tab/> <text:s text:c="2"/>250<text:tab/><text:tab/> <text:s text:c="2"/>200<text:tab/><text:tab/> <text:s text:c="2"/>0.5<text:tab/> <text:s text:c="10"/>96.82</text:p>
      <text:p text:style-name="P1"><text:s text:c="5"/>0.005<text:tab/><text:tab/> 400 <text:s/><text:tab/><text:tab/> <text:s text:c="2"/>300<text:tab/><text:tab/> <text:s text:c="2"/>250<text:tab/><text:tab/> <text:s text:c="2"/>200<text:tab/><text:tab/> <text:s text:c="2"/>0.6<text:tab/> <text:s text:c="10"/>97.19</text:p>
      <text:p text:style-name="P1"><text:s text:c="5"/>0.005<text:tab/><text:tab/> 500 <text:s/><text:tab/><text:tab/> <text:s text:c="2"/>300<text:tab/><text:tab/> <text:s text:c="2"/>200<text:tab/><text:tab/> <text:s text:c="2"/>150<text:tab/><text:tab/> <text:s text:c="2"/>0.7<text:tab/> <text:s text:c="10"/>96.89</text:p>
      <text:p text:style-name="P2"><text:s text:c="5"/>0.005<text:tab/><text:tab/> 500 <text:s/><text:tab/><text:tab/> <text:s text:c="2"/>300<text:tab/><text:tab/> <text:s text:c="2"/>200<text:tab/><text:tab/> <text:s text:c="4"/>0<text:tab/><text:tab/> <text:s text:c="2"/>0.7<text:tab/> <text:s text:c="10"/>9<text:span text:style-name="T1">7.56<text:tab/><text:tab/></text:span></text:p>
      <text:p text:style-name="P2"><text:s text:c="5"/>0.005<text:tab/><text:tab/> 500 <text:s/><text:tab/><text:tab/> <text:s text:c="2"/>300<text:tab/><text:tab/> <text:s text:c="2"/>2<text:span text:style-name="T1">5</text:span>0<text:tab/><text:tab/> <text:s text:c="4"/>0<text:tab/><text:tab/> <text:s text:c="2"/>0.7<text:tab/> <text:s text:c="10"/><text:span text:style-name="T1">97.7</text:span></text:p>
      <text:p text:style-name="P2"><text:s text:c="5"/>0.005<text:tab/><text:tab/> 500 <text:s/><text:tab/><text:tab/> <text:s text:c="2"/>300<text:tab/><text:tab/> <text:s text:c="2"/><text:span text:style-name="T1">30</text:span>0<text:tab/><text:tab/> <text:s text:c="4"/>0<text:tab/><text:tab/> <text:s text:c="2"/>0.7<text:tab/> <text:s text:c="10"/><text:span text:style-name="T2">97.82</text:span> <text:s text:c="10"/></text:p>
      <text:p text:style-name="P3"><text:s text:c="5"/>0.005<text:tab/><text:tab/> <text:span text:style-name="T3">4</text:span>00 <text:s/><text:tab/><text:tab/> <text:s text:c="2"/>300<text:tab/><text:tab/> <text:s text:c="2"/><text:span text:style-name="T1">30</text:span>0<text:tab/><text:tab/> <text:s text:c="2"/><text:span text:style-name="T3">30</text:span>0<text:tab/><text:tab/> <text:s text:c="2"/>0.7<text:tab/> <text:s text:c="10"/><text:span text:style-name="T2">97.2</text:span></text:p>
      <text:p text:style-name="P3"><text:s text:c="5"/>0.005<text:tab/><text:tab/> <text:span text:style-name="T3">4</text:span>00 <text:s/><text:tab/><text:tab/> <text:s text:c="2"/>300<text:tab/><text:tab/> <text:s text:c="2"/><text:span text:style-name="T1">30</text:span>0<text:tab/><text:tab/> <text:s text:c="2"/><text:span text:style-name="T3">20</text:span>0<text:tab/><text:tab/> <text:s text:c="2"/>0.7<text:tab/> <text:s text:c="10"/><text:span text:style-name="T4">96.98</text:span></text:p>
      <text:p text:style-name="P4"><text:s text:c="5"/>0.005<text:tab/><text:tab/> <text:span text:style-name="T3">4</text:span>00 <text:s/><text:tab/><text:tab/> <text:s text:c="2"/>300<text:tab/><text:tab/> <text:s text:c="2"/><text:span text:style-name="T1">30</text:span>0<text:tab/><text:tab/> <text:s text:c="2"/><text:span text:style-name="T3">30</text:span>0<text:tab/><text:tab/> <text:s text:c="2"/>0.<text:span text:style-name="T4">5</text:span><text:tab/> <text:s text:c="10"/><text:span text:style-name="T2">97.08</text:span></text:p>
      <text:p text:style-name="P4"><text:s text:c="5"/>0.005<text:tab/><text:tab/> <text:span text:style-name="T4">5</text:span>00 <text:s/><text:tab/><text:tab/> <text:s text:c="2"/>300<text:tab/><text:tab/> <text:s text:c="2"/><text:span text:style-name="T4">45</text:span>0<text:tab/><text:tab/> <text:s text:c="4"/><text:span text:style-name="T4">0</text:span><text:tab/><text:tab/> <text:s text:c="2"/>0.<text:span text:style-name="T4">7</text:span><text:tab/> <text:s text:c="10"/><text:span text:style-name="T2">97.68</text:span></text:p>
      <text:p text:style-name="P5"><text:s text:c="5"/>0.005<text:tab/><text:tab/> <text:span text:style-name="T4">5</text:span>00 <text:s/><text:tab/><text:tab/> <text:s text:c="2"/><text:span text:style-name="T5">4</text:span>00<text:tab/><text:tab/> <text:s text:c="2"/><text:span text:style-name="T4">40</text:span>0<text:tab/><text:tab/> <text:s text:c="4"/><text:span text:style-name="T4">0</text:span><text:tab/><text:tab/> <text:s text:c="2"/>0.<text:span text:style-name="T4">7</text:span><text:tab/> <text:s text:c="10"/><text:span text:style-name="T5">97.71</text:span></text:p>
      <text:p text:style-name="P7"><text:s text:c="5"/>0.005<text:tab/><text:tab/> <text:span text:style-name="T6">4</text:span>00 <text:s/><text:tab/><text:tab/> <text:s text:c="2"/><text:span text:style-name="T5">4</text:span>00<text:tab/><text:tab/> <text:s text:c="2"/><text:span text:style-name="T7">40</text:span>0<text:tab/><text:tab/> <text:s text:c="4"/><text:span text:style-name="T7">0</text:span><text:tab/><text:tab/> <text:s text:c="2"/>0.<text:span text:style-name="T6">5</text:span><text:tab/> <text:s text:c="10"/><text:span text:style-name="T6">97.51</text:span></text:p>
      <text:p text:style-name="P5"><text:s text:c="5"/>0.005<text:tab/><text:tab/> <text:span text:style-name="T4">5</text:span>00 <text:s/><text:tab/><text:tab/> <text:s text:c="2"/><text:span text:style-name="T5">4</text:span>00<text:tab/><text:tab/> <text:s text:c="2"/><text:span text:style-name="T5">30</text:span>0<text:tab/><text:tab/> <text:s text:c="4"/><text:span text:style-name="T4">0</text:span><text:tab/><text:tab/> <text:s text:c="2"/>0.<text:span text:style-name="T5">5</text:span><text:tab/> <text:s text:c="10"/><text:span text:style-name="T5">97.94</text:span></text:p>
      <text:p text:style-name="P6"><text:s text:c="5"/>0.005<text:tab/><text:tab/> <text:span text:style-name="T4">5</text:span>00 <text:s/><text:tab/><text:tab/> <text:s text:c="2"/><text:span text:style-name="T5">4</text:span>00<text:tab/><text:tab/> <text:s text:c="2"/><text:span text:style-name="T5">30</text:span>0<text:tab/><text:tab/> <text:s text:c="4"/><text:span text:style-name="T4">0</text:span><text:tab/><text:tab/> <text:s text:c="2"/>0.<text:span text:style-name="T6">7</text:span><text:tab/> <text:s text:c="10"/><text:span text:style-name="T6">97.75</text:span></text:p>
      <text:p text:style-name="P6"><text:s text:c="5"/>0.005<text:tab/><text:tab/> <text:span text:style-name="T6">4</text:span>00 <text:s/><text:tab/><text:tab/> <text:s text:c="2"/><text:span text:style-name="T5">4</text:span>00<text:tab/><text:tab/> <text:s text:c="2"/><text:span text:style-name="T5">30</text:span>0<text:tab/><text:tab/> <text:s text:c="2"/><text:span text:style-name="T6">200</text:span><text:tab/><text:tab/> <text:s text:c="2"/>0.<text:span text:style-name="T6">5</text:span><text:tab/> <text:s text:c="10"/><text:span text:style-name="T6">97.07</text:span></text:p>
      <text:p text:style-name="P8"><text:s text:c="5"/>0.005<text:tab/><text:tab/> <text:span text:style-name="T8">4</text:span>00 <text:s/><text:tab/><text:tab/> <text:s text:c="2"/><text:span text:style-name="T5">4</text:span>00<text:tab/><text:tab/> <text:s text:c="2"/><text:span text:style-name="T5">35</text:span>0<text:tab/><text:tab/> <text:s text:c="4"/><text:span text:style-name="T4">0</text:span><text:tab/><text:tab/> <text:s text:c="2"/>0.<text:span text:style-name="T5">5</text:span><text:tab/> <text:s text:c="10"/><text:span text:style-name="T5">97.62</text:span></text:p>
      <text:p text:style-name="P8"><text:s text:c="5"/>0.005<text:tab/><text:tab/> <text:span text:style-name="T8">4</text:span>00 <text:s/><text:tab/><text:tab/> <text:s text:c="2"/><text:span text:style-name="T5">4</text:span>00<text:tab/><text:tab/> <text:s text:c="2"/><text:span text:style-name="T5">35</text:span>0<text:tab/><text:tab/> <text:s text:c="4"/><text:span text:style-name="T4">0</text:span><text:tab/><text:tab/> <text:s text:c="2"/>0.<text:span text:style-name="T8">7</text:span><text:tab/> <text:s text:c="10"/><text:span text:style-name="T5">97.54</text:span></text:p>
      <text:p text:style-name="P8"><text:s text:c="5"/>0.005<text:tab/><text:tab/> <text:span text:style-name="T8">4</text:span>00 <text:s/><text:tab/><text:tab/> <text:s text:c="2"/><text:span text:style-name="T8">5</text:span>00<text:tab/><text:tab/> <text:s text:c="2"/><text:span text:style-name="T5">30</text:span>0<text:tab/><text:tab/> <text:s text:c="4"/><text:span text:style-name="T4">0</text:span><text:tab/><text:tab/> <text:s text:c="2"/>0.<text:span text:style-name="T5">5</text:span><text:tab/> <text:s text:c="10"/><text:span text:style-name="T5">97.79</text:span></text:p>
      <text:p text:style-name="P8"><text:s text:c="5"/>0.005<text:tab/><text:tab/> <text:span text:style-name="T8">5</text:span>00 <text:s/><text:tab/><text:tab/> <text:s text:c="2"/><text:span text:style-name="T8">5</text:span>00<text:tab/><text:tab/> <text:s text:c="2"/><text:span text:style-name="T5">30</text:span>0<text:tab/><text:tab/> <text:s text:c="4"/><text:span text:style-name="T4">0</text:span><text:tab/><text:tab/> <text:s text:c="2"/>0.<text:span text:style-name="T9">5</text:span><text:tab/> <text:s text:c="10"/><text:span text:style-name="T5">97.85</text:span></text:p>
      <text:p text:style-name="P9"><text:s text:c="5"/>0.005<text:tab/><text:tab/> <text:span text:style-name="T8">5</text:span>00 <text:s/><text:tab/><text:tab/> <text:s text:c="2"/><text:span text:style-name="T8">5</text:span>00<text:tab/><text:tab/> <text:s text:c="2"/><text:span text:style-name="T9">40</text:span>0<text:tab/><text:tab/> <text:s text:c="4"/><text:span text:style-name="T4">0</text:span><text:tab/><text:tab/> <text:s text:c="2"/>0.<text:span text:style-name="T9">5</text:span><text:tab/> <text:s text:c="10"/><text:span text:style-name="T5">97.86</text:span></text:p>
      <text:p text:style-name="P9"><text:s text:c="5"/>0.005<text:tab/><text:tab/> <text:span text:style-name="T8">5</text:span>00 <text:s/><text:tab/><text:tab/> <text:s text:c="2"/><text:span text:style-name="T8">5</text:span>00<text:tab/><text:tab/> <text:s text:c="2"/><text:span text:style-name="T9">40</text:span>0<text:tab/><text:tab/> <text:s text:c="4"/><text:span text:style-name="T4">0</text:span><text:tab/><text:tab/> <text:s text:c="2"/>0.<text:span text:style-name="T9">7</text:span><text:tab/> <text:s text:c="10"/><text:span text:style-name="T5">97.84</text:span></text:p>
      <text:p text:style-name="P10"><text:s text:c="5"/>0.005<text:tab/><text:tab/> <text:span text:style-name="T8">5</text:span>00 <text:s/><text:tab/><text:tab/> <text:s text:c="2"/><text:span text:style-name="T8">5</text:span>00<text:tab/><text:tab/> <text:s text:c="2"/><text:span text:style-name="T10">50</text:span>0<text:tab/><text:tab/> <text:s text:c="4"/><text:span text:style-name="T4">0</text:span><text:tab/><text:tab/> <text:s text:c="2"/>0.<text:span text:style-name="T9">7</text:span><text:tab/> <text:s text:c="10"/><text:span text:style-name="T5">97.8</text:span></text:p>
      <text:p text:style-name="P10"><text:s text:c="5"/>0.005<text:tab/><text:tab/> <text:span text:style-name="T8">5</text:span>00 <text:s/><text:tab/><text:tab/> <text:s text:c="2"/><text:span text:style-name="T8">5</text:span>00<text:tab/><text:tab/> <text:s text:c="2"/><text:span text:style-name="T10">40</text:span>0<text:tab/><text:tab/> <text:s text:c="2"/><text:span text:style-name="T10">300</text:span><text:tab/><text:tab/> <text:s text:c="2"/>0.<text:span text:style-name="T9">7</text:span><text:tab/> <text:s text:c="10"/><text:span text:style-name="T5">97.48</text:span></text:p>
      <text:p text:style-name="P11"><text:s text:c="5"/>0.005<text:tab/><text:tab/> <text:span text:style-name="T11">4</text:span>00 <text:s/><text:tab/><text:tab/> <text:s text:c="2"/><text:span text:style-name="T8">5</text:span>00<text:tab/><text:tab/> <text:s text:c="2"/><text:span text:style-name="T10">40</text:span>0<text:tab/><text:tab/> <text:s text:c="2"/><text:span text:style-name="T10">300</text:span><text:tab/><text:tab/> <text:s text:c="2"/>0.<text:span text:style-name="T9">7</text:span><text:tab/> <text:s text:c="10"/><text:span text:style-name="T5">97.51</text:span></text:p>
      <text:p text:style-name="P11"><text:s text:c="5"/>0.005<text:tab/><text:tab/> <text:span text:style-name="T11">4</text:span>00 <text:s/><text:tab/><text:tab/> <text:s text:c="2"/><text:span text:style-name="T8">5</text:span>00<text:tab/><text:tab/> <text:s text:c="2"/><text:span text:style-name="T10">40</text:span>0<text:tab/><text:tab/> <text:s text:c="2"/><text:span text:style-name="T10">300</text:span><text:tab/><text:tab/> <text:s text:c="2"/>0.<text:span text:style-name="T11">5</text:span><text:tab/> <text:s text:c="10"/><text:span text:style-name="T5">97.41</text:span></text:p>
      <text:p text:style-name="P12"><text:s text:c="5"/>0.005<text:tab/><text:tab/> <text:span text:style-name="T12">3</text:span>00 <text:s/><text:tab/><text:tab/> <text:s text:c="2"/><text:span text:style-name="T8">5</text:span>00<text:tab/><text:tab/> <text:s text:c="2"/><text:span text:style-name="T10">40</text:span>0<text:tab/><text:tab/> <text:s text:c="2"/><text:span text:style-name="T10">300</text:span><text:tab/><text:tab/> <text:s text:c="2"/>0.<text:span text:style-name="T9">7</text:span><text:tab/> <text:s text:c="10"/><text:span text:style-name="T5">97.26</text:span></text:p>
      <text:p text:style-name="P12"><text:s text:c="5"/>0.005<text:tab/><text:tab/> <text:span text:style-name="T12">4</text:span>00 <text:s/><text:tab/><text:tab/> <text:s text:c="2"/><text:span text:style-name="T8">5</text:span>00<text:tab/><text:tab/> <text:s text:c="2"/><text:span text:style-name="T12">30</text:span>0<text:tab/><text:tab/> <text:s text:c="2"/><text:span text:style-name="T12">100</text:span><text:tab/><text:tab/> <text:s text:c="2"/>0.<text:span text:style-name="T9">7</text:span><text:tab/> <text:s text:c="10"/><text:span text:style-name="T5">97.19</text:span></text:p>
      <text:p text:style-name="P12"><text:s text:c="5"/>0.005<text:tab/><text:tab/> 400 <text:s/><text:tab/><text:tab/> <text:s text:c="2"/><text:span text:style-name="T8">5</text:span>00<text:tab/><text:tab/> <text:s text:c="2"/><text:span text:style-name="T12">50</text:span>0<text:tab/><text:tab/> <text:s text:c="2"/><text:span text:style-name="T12">500</text:span><text:tab/><text:tab/> <text:s text:c="2"/>0.<text:span text:style-name="T9">7</text:span><text:tab/> <text:s text:c="10"/><text:span text:style-name="T5">97.4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8:22:40.619555578</meta:creation-date>
    <dc:date>2017-09-11T16:14:31.999589757</dc:date>
    <meta:editing-duration>P3DT2H3M9S</meta:editing-duration>
    <meta:editing-cycles>1</meta:editing-cycles>
    <meta:document-statistic meta:table-count="0" meta:image-count="0" meta:object-count="0" meta:page-count="1" meta:paragraph-count="30" meta:word-count="210" meta:character-count="1998" meta:non-whitespace-character-count="739"/>
    <meta:generator>LibreOffice/4.2.8.2$Linux_X86_64 LibreOffice_project/420m0$Build-2</meta:generator>
  </office:meta>
</office:document-meta>
</file>